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questFactoryImpl.getActionRequest( PortletWindow portletWindow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Request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RequestFacto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